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fo:font-weight="bold" officeooo:rsid="0014a964" officeooo:paragraph-rsid="0014a964" style:font-size-asian="16pt" style:font-weight-asian="bold" style:font-size-complex="16pt" style:font-weight-complex="bold"/>
    </style:style>
    <style:style style:name="P2" style:family="paragraph" style:parent-style-name="Text_20_body">
      <style:text-properties officeooo:rsid="0014a964" officeooo:paragraph-rsid="0014a964"/>
    </style:style>
    <style:style style:name="P3" style:family="paragraph" style:parent-style-name="Standard">
      <style:text-properties fo:font-size="12pt" style:text-underline-style="none" fo:font-weight="normal" officeooo:rsid="00d4cdf9" officeooo:paragraph-rsid="0012bc1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451642" officeooo:paragraph-rsid="0012bc1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56cff9" officeooo:paragraph-rsid="0012bc1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579c38" officeooo:paragraph-rsid="0012bc1b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5936da" officeooo:paragraph-rsid="0012bc1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59a709" officeooo:paragraph-rsid="0012bc1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607c6f" officeooo:paragraph-rsid="0012bc1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5c6fce" officeooo:paragraph-rsid="0012bc1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6551f8" officeooo:paragraph-rsid="0012bc1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661a62" officeooo:paragraph-rsid="0012bc1b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6f166e" officeooo:paragraph-rsid="0012bc1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6f7397" officeooo:paragraph-rsid="0012bc1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70a5a8" officeooo:paragraph-rsid="0012bc1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737642" officeooo:paragraph-rsid="0012bc1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73dd64" officeooo:paragraph-rsid="0012bc1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ae7f96" officeooo:paragraph-rsid="0012bc1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aef769" officeooo:paragraph-rsid="0012bc1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c2928d" officeooo:paragraph-rsid="0012bc1b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75793b" officeooo:paragraph-rsid="0012bc1b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932c0b" officeooo:paragraph-rsid="0012bc1b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992c00" officeooo:paragraph-rsid="0012bc1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a8cb8e" officeooo:paragraph-rsid="0012bc1b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d168af" officeooo:paragraph-rsid="0012bc1b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d25362" officeooo:paragraph-rsid="0012bc1b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d34c2d" officeooo:paragraph-rsid="0012bc1b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d52fa6" officeooo:paragraph-rsid="0012bc1b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d5b02b" officeooo:paragraph-rsid="0012bc1b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d6e601" officeooo:paragraph-rsid="0012bc1b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d7dc26" officeooo:paragraph-rsid="0012bc1b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9fdff0" officeooo:paragraph-rsid="0012bc1b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bold" officeooo:rsid="00579c38" officeooo:paragraph-rsid="0012bc1b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ize="12pt" style:text-underline-style="none" fo:font-weight="bold" officeooo:rsid="005936da" officeooo:paragraph-rsid="0012bc1b" style:font-size-asian="10.5pt" style:font-weight-asian="bold" style:font-size-complex="12pt" style:font-weight-complex="bold"/>
    </style:style>
    <style:style style:name="P35" style:family="paragraph" style:parent-style-name="Standard">
      <style:text-properties fo:font-size="12pt" style:text-underline-style="none" fo:font-weight="bold" officeooo:rsid="0064232a" officeooo:paragraph-rsid="0012bc1b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style:text-underline-style="none" fo:font-weight="bold" officeooo:rsid="006db987" officeooo:paragraph-rsid="0012bc1b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style:text-underline-style="none" fo:font-weight="bold" officeooo:rsid="0069492c" officeooo:paragraph-rsid="0012bc1b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style:text-underline-style="none" fo:font-weight="bold" officeooo:rsid="006f166e" officeooo:paragraph-rsid="0012bc1b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size="12pt" style:text-underline-style="none" fo:font-weight="bold" officeooo:rsid="0073dd64" officeooo:paragraph-rsid="0012bc1b" style:font-size-asian="10.5pt" style:font-weight-asian="bold" style:font-size-complex="12pt" style:font-weight-complex="bold"/>
    </style:style>
    <style:style style:name="P40" style:family="paragraph" style:parent-style-name="Standard">
      <style:text-properties fo:font-size="12pt" style:text-underline-style="none" fo:font-weight="bold" officeooo:rsid="0075793b" officeooo:paragraph-rsid="0012bc1b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style:text-underline-style="none" fo:font-weight="bold" officeooo:rsid="0075b9b2" officeooo:paragraph-rsid="0012bc1b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style:text-underline-style="none" fo:font-weight="bold" officeooo:rsid="00992c00" officeooo:paragraph-rsid="0012bc1b" style:font-size-asian="10.5pt" style:font-weight-asian="bold" style:font-size-complex="12pt" style:font-weight-complex="bold"/>
    </style:style>
    <style:style style:name="P43" style:family="paragraph" style:parent-style-name="Standard">
      <style:text-properties fo:font-size="12pt" style:text-underline-style="none" fo:font-weight="bold" officeooo:rsid="00a8cb8e" officeooo:paragraph-rsid="0012bc1b" style:font-size-asian="10.5pt" style:font-weight-asian="bold" style:font-size-complex="12pt" style:font-weight-complex="bold"/>
    </style:style>
    <style:style style:name="P44" style:family="paragraph" style:parent-style-name="Standard">
      <style:text-properties fo:font-size="12pt" style:text-underline-style="none" fo:font-weight="bold" officeooo:rsid="00d4cdf9" officeooo:paragraph-rsid="0012bc1b" style:font-size-asian="10.5pt" style:font-weight-asian="bold" style:font-size-complex="12pt" style:font-weight-complex="bold"/>
    </style:style>
    <style:style style:name="P45" style:family="paragraph" style:parent-style-name="Standard">
      <style:text-properties fo:font-size="12pt" style:text-underline-style="none" fo:font-weight="bold" officeooo:rsid="00d52fa6" officeooo:paragraph-rsid="0012bc1b" style:font-size-asian="10.5pt" style:font-weight-asian="bold" style:font-size-complex="12pt" style:font-weight-complex="bold"/>
    </style:style>
    <style:style style:name="P46" style:family="paragraph" style:parent-style-name="Standard">
      <style:text-properties fo:font-size="14pt" style:text-underline-style="none" fo:font-weight="bold" officeooo:rsid="002aedf1" officeooo:paragraph-rsid="0012bc1b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style:text-underline-style="none" fo:font-weight="bold" officeooo:rsid="004063e3" officeooo:paragraph-rsid="0012bc1b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4pt" style:text-underline-style="none" fo:font-weight="bold" officeooo:rsid="00451642" officeooo:paragraph-rsid="0012bc1b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2bc1b" officeooo:paragraph-rsid="0012bc1b" style:font-size-asian="14pt" style:font-weight-asian="bold" style:font-size-complex="14pt" style:font-weight-complex="bold"/>
    </style:style>
    <style:style style:name="P50" style:family="paragraph" style:parent-style-name="Standard">
      <style:text-properties style:text-underline-style="none" fo:font-weight="normal" officeooo:rsid="002c3a67" officeooo:paragraph-rsid="0012bc1b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36b90e" officeooo:paragraph-rsid="0012bc1b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4063e3" officeooo:paragraph-rsid="0012bc1b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423300" officeooo:paragraph-rsid="0012bc1b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43e147" officeooo:paragraph-rsid="0012bc1b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4504c0" officeooo:paragraph-rsid="0012bc1b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48e902" officeooo:paragraph-rsid="0012bc1b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4a5af4" officeooo:paragraph-rsid="0012bc1b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451642" officeooo:paragraph-rsid="0012bc1b" style:font-weight-asian="normal" style:font-weight-complex="normal"/>
    </style:style>
    <style:style style:name="P59" style:family="paragraph" style:parent-style-name="Standard">
      <style:text-properties style:text-underline-style="none" fo:font-weight="bold" officeooo:rsid="004063e3" officeooo:paragraph-rsid="0012bc1b" style:font-weight-asian="bold" style:font-weight-complex="bold"/>
    </style:style>
    <style:style style:name="P60" style:family="paragraph" style:parent-style-name="Standard">
      <style:text-properties style:text-underline-style="none" fo:font-weight="bold" officeooo:rsid="004504c0" officeooo:paragraph-rsid="0012bc1b" style:font-weight-asian="bold" style:font-weight-complex="bold"/>
    </style:style>
    <style:style style:name="P61" style:family="paragraph" style:parent-style-name="Standard">
      <style:text-properties style:text-underline-style="none" fo:font-weight="bold" officeooo:rsid="00451642" officeooo:paragraph-rsid="0012bc1b" style:font-weight-asian="bold" style:font-weight-complex="bold"/>
    </style:style>
    <style:style style:name="P62" style:family="paragraph" style:parent-style-name="Standard">
      <style:text-properties fo:font-weight="normal" officeooo:rsid="002d70f0" officeooo:paragraph-rsid="0012bc1b" style:font-weight-asian="normal" style:font-weight-complex="normal"/>
    </style:style>
    <style:style style:name="P63" style:family="paragraph" style:parent-style-name="Standard">
      <style:text-properties fo:font-size="10pt" style:text-underline-style="none" fo:font-weight="normal" officeooo:rsid="00451642" officeooo:paragraph-rsid="0012bc1b" style:font-size-asian="10pt" style:font-weight-asian="normal" style:font-size-complex="10pt" style:font-weight-complex="normal"/>
    </style:style>
    <style:style style:name="P64" style:family="paragraph" style:parent-style-name="Standard">
      <style:text-properties fo:font-size="10pt" style:text-underline-style="none" fo:font-weight="normal" officeooo:rsid="0069492c" officeooo:paragraph-rsid="0012bc1b" style:font-size-asian="10pt" style:font-weight-asian="normal" style:font-size-complex="10pt" style:font-weight-complex="normal"/>
    </style:style>
    <style:style style:name="P65" style:family="paragraph" style:parent-style-name="Standard">
      <style:text-properties fo:font-size="10pt" style:text-underline-style="none" fo:font-weight="normal" officeooo:rsid="006f166e" officeooo:paragraph-rsid="0012bc1b" style:font-size-asian="10pt" style:font-weight-asian="normal" style:font-size-complex="10pt" style:font-weight-complex="normal"/>
    </style:style>
    <style:style style:name="P66" style:family="paragraph" style:parent-style-name="Standard">
      <style:text-properties fo:font-size="10pt" style:text-underline-style="none" fo:font-weight="normal" officeooo:rsid="00c2928d" officeooo:paragraph-rsid="0012bc1b" style:font-size-asian="10pt" style:font-weight-asian="normal" style:font-size-complex="10pt" style:font-weight-complex="normal"/>
    </style:style>
    <style:style style:name="P67" style:family="paragraph" style:parent-style-name="Standard">
      <style:text-properties fo:font-size="10pt" style:text-underline-style="none" fo:font-weight="normal" officeooo:rsid="0075793b" officeooo:paragraph-rsid="0012bc1b" style:font-size-asian="10pt" style:font-weight-asian="normal" style:font-size-complex="10pt" style:font-weight-complex="normal"/>
    </style:style>
    <style:style style:name="P68" style:family="paragraph" style:parent-style-name="Standard">
      <style:text-properties fo:font-size="10pt" style:text-underline-style="none" fo:font-weight="normal" officeooo:rsid="0073dd64" officeooo:paragraph-rsid="0012bc1b" style:font-size-asian="10pt" style:font-weight-asian="normal" style:font-size-complex="10pt" style:font-weight-complex="normal"/>
    </style:style>
    <style:style style:name="P69" style:family="paragraph" style:parent-style-name="Standard">
      <style:text-properties fo:font-size="10pt" style:text-underline-style="none" fo:font-weight="normal" officeooo:rsid="00932c0b" officeooo:paragraph-rsid="0012bc1b" style:font-size-asian="10pt" style:font-weight-asian="normal" style:font-size-complex="10pt" style:font-weight-complex="normal"/>
    </style:style>
    <style:style style:name="P70" style:family="paragraph" style:parent-style-name="Standard">
      <style:text-properties fo:font-size="10pt" style:text-underline-style="none" fo:font-weight="normal" officeooo:rsid="00992c00" officeooo:paragraph-rsid="0012bc1b" style:font-size-asian="10pt" style:font-weight-asian="normal" style:font-size-complex="10pt" style:font-weight-complex="normal"/>
    </style:style>
    <style:style style:name="P71" style:family="paragraph" style:parent-style-name="Standard">
      <style:text-properties fo:font-size="10pt" style:text-underline-style="none" fo:font-weight="normal" officeooo:rsid="00d4cdf9" officeooo:paragraph-rsid="0012bc1b" style:font-size-asian="10pt" style:font-weight-asian="normal" style:font-size-complex="10pt" style:font-weight-complex="normal"/>
    </style:style>
    <style:style style:name="P72" style:family="paragraph" style:parent-style-name="Standard">
      <style:text-properties fo:font-size="10pt" style:text-underline-style="none" fo:font-weight="normal" officeooo:rsid="004063e3" officeooo:paragraph-rsid="0012bc1b" style:font-size-asian="10pt" style:font-weight-asian="normal" style:font-size-complex="10pt" style:font-weight-complex="normal"/>
    </style:style>
    <style:style style:name="P73" style:family="paragraph" style:parent-style-name="Standard">
      <style:text-properties fo:font-size="10pt" style:text-underline-style="none" fo:font-weight="bold" officeooo:rsid="00c47967" officeooo:paragraph-rsid="0012bc1b" style:font-size-asian="10pt" style:font-weight-asian="bold" style:font-size-complex="10pt" style:font-weight-complex="bold"/>
    </style:style>
    <style:style style:name="P74" style:family="paragraph" style:parent-style-name="Standard">
      <style:text-properties fo:color="#ce181e" fo:font-size="12pt" style:text-underline-style="none" fo:font-weight="bold" officeooo:rsid="00451642" officeooo:paragraph-rsid="0012bc1b" style:font-size-asian="10.5pt" style:font-weight-asian="bold" style:font-size-complex="12pt" style:font-weight-complex="bold"/>
    </style:style>
    <style:style style:name="P75" style:family="paragraph" style:parent-style-name="Standard">
      <style:text-properties fo:color="#ce181e" fo:font-size="14pt" style:text-underline-style="none" fo:font-weight="bold" officeooo:rsid="00661a62" officeooo:paragraph-rsid="0012bc1b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6pt" style:text-underline-style="none" fo:font-weight="bold" officeooo:rsid="00d168af" officeooo:paragraph-rsid="0012bc1b" style:font-size-asian="16pt" style:font-weight-asian="bold" style:font-size-complex="16pt" style:font-weight-complex="bold"/>
    </style:style>
    <style:style style:name="P77" style:family="paragraph" style:parent-style-name="Standard">
      <style:text-properties fo:font-size="9pt" style:text-underline-style="none" fo:font-weight="normal" officeooo:rsid="00d7dc26" officeooo:paragraph-rsid="0012bc1b" style:font-size-asian="9pt" style:font-weight-asian="normal" style:font-size-complex="9pt" style:font-weight-complex="normal"/>
    </style:style>
    <style:style style:name="P78" style:family="paragraph" style:parent-style-name="Horizontal_20_Line">
      <style:text-properties officeooo:paragraph-rsid="0012bc1b"/>
    </style:style>
    <style:style style:name="P79" style:family="paragraph" style:parent-style-name="Standard" style:list-style-name="L1">
      <style:text-properties officeooo:paragraph-rsid="0012bc1b"/>
    </style:style>
    <style:style style:name="P80" style:family="paragraph" style:parent-style-name="Standard" style:list-style-name="L1">
      <style:text-properties officeooo:rsid="0031e04b" officeooo:paragraph-rsid="0012bc1b"/>
    </style:style>
    <style:style style:name="P81" style:family="paragraph" style:parent-style-name="Standard" style:list-style-name="L1">
      <style:text-properties fo:font-weight="bold" officeooo:rsid="0031e04b" officeooo:paragraph-rsid="0012bc1b" style:font-weight-asian="bold" style:font-weight-complex="bold"/>
    </style:style>
    <style:style style:name="P82" style:family="paragraph" style:parent-style-name="Standard">
      <style:text-properties fo:font-size="12pt" style:text-underline-style="none" fo:font-weight="normal" officeooo:rsid="0075793b" officeooo:paragraph-rsid="0012bc1b" style:font-size-asian="10.5pt" style:font-weight-asian="normal" style:font-size-complex="12pt" style:font-weight-complex="normal"/>
    </style:style>
    <style:style style:name="P83" style:family="paragraph" style:parent-style-name="Text_20_body" style:list-style-name="L2"/>
    <style:style style:name="P84" style:family="paragraph" style:parent-style-name="Text_20_body" style:list-style-name="L3"/>
    <style:style style:name="P85" style:family="paragraph" style:parent-style-name="Text_20_body" style:list-style-name="L4"/>
    <style:style style:name="P86" style:family="paragraph" style:parent-style-name="Preformatted_20_Text" style:list-style-name="L2"/>
    <style:style style:name="P87" style:family="paragraph" style:parent-style-name="Preformatted_20_Text" style:list-style-name="L3"/>
    <style:style style:name="P88" style:family="paragraph" style:parent-style-name="Preformatted_20_Text" style:list-style-name="L2">
      <style:paragraph-properties fo:margin-top="0cm" fo:margin-bottom="0.499cm" loext:contextual-spacing="false"/>
    </style:style>
    <style:style style:name="P89" style:family="paragraph" style:parent-style-name="Preformatted_20_Text" style:list-style-name="L3">
      <style:paragraph-properties fo:margin-top="0cm" fo:margin-bottom="0.499cm" loext:contextual-spacing="false"/>
    </style:style>
    <style:style style:name="P90" style:family="paragraph" style:parent-style-name="Preformatted_20_Text" style:list-style-name="L4">
      <style:paragraph-properties fo:margin-top="0cm" fo:margin-bottom="0.499cm" loext:contextual-spacing="false"/>
    </style:style>
    <style:style style:name="T1" style:family="text">
      <style:text-properties fo:color="#ce181e"/>
    </style:style>
    <style:style style:name="T2" style:family="text">
      <style:text-properties fo:color="#ce181e" fo:font-size="12pt" officeooo:rsid="00ced755" style:font-size-asian="12pt" style:font-size-complex="12pt"/>
    </style:style>
    <style:style style:name="T3" style:family="text">
      <style:text-properties fo:color="#ce181e" fo:font-weight="normal" style:font-weight-asian="normal" style:font-weight-complex="normal"/>
    </style:style>
    <style:style style:name="T4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font-size="12pt" officeooo:rsid="00ced755" style:font-size-asian="12pt" style:font-size-complex="12pt"/>
    </style:style>
    <style:style style:name="T7" style:family="text">
      <style:text-properties fo:font-size="12pt" officeooo:rsid="00ceed47" style:font-size-asian="12pt" style:font-size-complex="12pt"/>
    </style:style>
    <style:style style:name="T8" style:family="text">
      <style:text-properties officeooo:rsid="00a29c42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d70f0" style:font-weight-asian="bold" style:font-weight-complex="bold"/>
    </style:style>
    <style:style style:name="T12" style:family="text">
      <style:text-properties style:text-underline-style="none" fo:font-weight="bold" officeooo:rsid="0030cc45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d70f0" style:font-weight-asian="normal" style:font-weight-complex="normal"/>
    </style:style>
    <style:style style:name="T15" style:family="text">
      <style:text-properties style:text-underline-style="none" fo:font-weight="normal" officeooo:rsid="0030cc45" style:font-weight-asian="normal" style:font-weight-complex="normal"/>
    </style:style>
    <style:style style:name="T16" style:family="text">
      <style:text-properties style:text-underline-style="none" fo:font-weight="normal" officeooo:rsid="0031efe5" style:font-weight-asian="normal" style:font-weight-complex="normal"/>
    </style:style>
    <style:style style:name="T17" style:family="text">
      <style:text-properties style:text-underline-style="none" fo:font-weight="normal" officeooo:rsid="00547420" style:font-weight-asian="normal" style:font-weight-complex="normal"/>
    </style:style>
    <style:style style:name="T18" style:family="text">
      <style:text-properties style:text-underline-style="none" fo:font-weight="normal" officeooo:rsid="00336c2a" style:font-weight-asian="normal" style:font-weight-complex="normal"/>
    </style:style>
    <style:style style:name="T19" style:family="text">
      <style:text-properties style:text-underline-style="none" fo:font-weight="normal" officeooo:rsid="003539e7" style:font-weight-asian="normal" style:font-weight-complex="normal"/>
    </style:style>
    <style:style style:name="T20" style:family="text">
      <style:text-properties style:text-underline-style="none" fo:font-weight="normal" officeooo:rsid="0036b90e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30cc45" style:font-weight-asian="normal" style:font-weight-complex="normal"/>
    </style:style>
    <style:style style:name="T22" style:family="text">
      <style:text-properties officeooo:rsid="005e021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504c0" style:font-weight-asian="bold" style:font-weight-complex="bold"/>
    </style:style>
    <style:style style:name="T25" style:family="text">
      <style:text-properties fo:font-weight="bold" officeooo:rsid="0045c6f0" style:font-weight-asian="bold" style:font-weight-complex="bold"/>
    </style:style>
    <style:style style:name="T26" style:family="text">
      <style:text-properties fo:font-weight="bold" officeooo:rsid="00467504" style:font-weight-asian="bold" style:font-weight-complex="bold"/>
    </style:style>
    <style:style style:name="T27" style:family="text">
      <style:text-properties fo:font-weight="bold" officeooo:rsid="005c775a" style:font-weight-asian="bold" style:font-weight-complex="bold"/>
    </style:style>
    <style:style style:name="T28" style:family="text">
      <style:text-properties fo:font-weight="normal" officeooo:rsid="00c97ff1" style:font-weight-asian="normal" style:font-weight-complex="normal"/>
    </style:style>
    <style:style style:name="T29" style:family="text">
      <style:text-properties officeooo:rsid="00661a62"/>
    </style:style>
    <style:style style:name="T30" style:family="text">
      <style:text-properties officeooo:rsid="006b3609"/>
    </style:style>
    <style:style style:name="T31" style:family="text">
      <style:text-properties officeooo:rsid="00714f1f"/>
    </style:style>
    <style:style style:name="T32" style:family="text">
      <style:text-properties officeooo:rsid="00af39f2"/>
    </style:style>
    <style:style style:name="T33" style:family="text">
      <style:text-properties officeooo:rsid="00a117a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officeooo:rsid="00d25362"/>
    </style:style>
    <style:style style:name="T36" style:family="text">
      <style:text-properties officeooo:rsid="0017a6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Installing K8s with Flannel on Ubuntu server:</text:p>
      <text:p text:style-name="P46"/>
      <text:p text:style-name="P46">Build a kubernetes cluster: <text:span text:style-name="T2">ATENTION</text:span><text:span text:style-name="T6"> 2 CPU </text:span><text:span text:style-name="T7">per</text:span><text:span text:style-name="T6"> server are requested.</text:span></text:p>
      <text:p text:style-name="P50">Will install 3 physical/virtual servers. 1 Kube master and 2 Kube <text:span text:style-name="T8">worker</text:span> nodes</text:p>
      <text:p text:style-name="P50"/>
      <text:p text:style-name="P62"><text:span text:style-name="T10">Kube Master:</text:span><text:span text:style-name="T9"> We have to install on it</text:span></text:p>
      <text:list xml:id="list40421886" text:style-name="L1">
        <text:list-item>
          <text:p text:style-name="P79"><text:span text:style-name="T11">Docker:</text:span><text:span text:style-name="T14"> <text:s/></text:span><text:span text:style-name="T15">Is gonna be the </text:span><text:span text:style-name="T21">container runtime</text:span><text:span text:style-name="T15">, kubernetes requires a container runtime.</text:span></text:p>
        </text:list-item>
        <text:list-item>
          <text:p text:style-name="P80"><text:span text:style-name="T12">K</text:span><text:span text:style-name="T10">ubeadm:</text:span><text:span text:style-name="T13"> </text:span><text:span text:style-name="T16">Additional tool to help to set up a kubernetes cluster. Automates a lot of st</text:span><text:span text:style-name="T17">u</text:span><text:span text:style-name="T16">f</text:span><text:span text:style-name="T17">f</text:span><text:span text:style-name="T16">.</text:span></text:p>
        </text:list-item>
        <text:list-item>
          <text:p text:style-name="P81"><text:span text:style-name="T9">Kubelet: </text:span><text:span text:style-name="T18">Agent that manages the process of running containers on each node.</text:span></text:p>
        </text:list-item>
        <text:list-item>
          <text:p text:style-name="P80"><text:span text:style-name="T10">Kubectl:</text:span><text:span text:style-name="T13"> </text:span><text:span text:style-name="T19">Command line tool to interact with the cluster.</text:span></text:p>
        </text:list-item>
        <text:list-item>
          <text:p text:style-name="P80"><text:span text:style-name="T10">Control Plane:</text:span><text:span text:style-name="T13"> </text:span><text:span text:style-name="T20">Services that allow kubernetes master to control the cluster. Run as container on the master.</text:span></text:p>
        </text:list-item>
      </text:list>
      <text:p text:style-name="P51"/>
      <text:p text:style-name="P78"/>
      <text:p text:style-name="P47">Install Docker: </text:p>
      <text:p text:style-name="P52"/>
      <text:p text:style-name="P59">1) Add/<text:span text:style-name="T22">install</text:span> the Docker repository GPG key:</text:p>
      <text:p text:style-name="P52"/>
      <text:p text:style-name="P52"><text:tab/>curl -fsSL https://download.docker.com/linux/ubuntu/gpg | sudo apt-key add -</text:p>
      <text:p text:style-name="P53"/>
      <text:p text:style-name="P53">If all is fine you have to see: <text:s/>OK </text:p>
      <text:p text:style-name="P53"/>
      <text:p text:style-name="P54"><text:span text:style-name="T23">2)</text:span> <text:span text:style-name="T23">Add the Docker repository:</text:span></text:p>
      <text:p text:style-name="P54"/>
      <text:p text:style-name="P54">sudo add-apt-repository \</text:p>
      <text:p text:style-name="P54"><text:s text:c="3"/>"deb [arch=amd64] https://download.docker.com/linux/ubuntu \</text:p>
      <text:p text:style-name="P54"><text:s text:c="3"/>$(lsb_release -cs) \</text:p>
      <text:p text:style-name="P54"><text:s text:c="3"/>stable"</text:p>
      <text:p text:style-name="P52"/>
      <text:p text:style-name="P54">You will see something like this:</text:p>
      <text:p text:style-name="P72">Hit:1 http://eu-west-1.ec2.archive.ubuntu.com/ubuntu bionic InRelease</text:p>
      <text:p text:style-name="P72">Get:2 http://eu-west-1.ec2.archive.ubuntu.com/ubuntu bionic-updates InRelease [88.7 kB]</text:p>
      <text:p text:style-name="P72">Get:3 http://eu-west-1.ec2.archive.ubuntu.com/ubuntu bionic-backports InRelease [74.6 kB]</text:p>
      <text:p text:style-name="P72">Get:4 https://download.docker.com/linux/ubuntu bionic InRelease [64.4 kB]</text:p>
      <text:p text:style-name="P72">Get:5 http://security.ubuntu.com/ubuntu bionic-security InRelease [88.7 kB]</text:p>
      <text:p text:style-name="P72">Get:6 https://download.docker.com/linux/ubuntu bionic/stable amd64 Packages [6918 B]</text:p>
      <text:p text:style-name="P72">Fetched 323 kB in 1s (465 kB/s)</text:p>
      <text:p text:style-name="P72">Reading package lists... Done</text:p>
      <text:p text:style-name="P52"/>
      <text:p text:style-name="P52"/>
      <text:p text:style-name="P52"><text:span text:style-name="T24">3) </text:span><text:span text:style-name="T25">Reload the apt source list:</text:span></text:p>
      <text:p text:style-name="P52"><text:tab/>sudo apt-get update</text:p>
      <text:p text:style-name="P52"/>
      <text:p text:style-name="P60">4) Install docker community edition for ubuntu:</text:p>
      <text:p text:style-name="P55"/>
      <text:p text:style-name="P56">Be aware that if you install the last docker version kubeadm can not work because the docker version needs to be tested for a while. Here we are installing a specific version of docker.</text:p>
      <text:p text:style-name="P55"/>
      <text:p text:style-name="P52"><text:tab/>sudo apt-get install -y docker-ce=<text:span text:style-name="T23">18.06.1</text:span>~ce~3-0~ubuntu</text:p>
      <text:p text:style-name="P52"/>
      <text:p text:style-name="P55"><text:span text:style-name="T23">5) </text:span><text:span text:style-name="T26">Prevent auto updates for the docker package:</text:span></text:p>
      <text:p text:style-name="P52"><text:tab/>sudo apt-mark hold docker-ce</text:p>
      <text:p text:style-name="P52"><text:soft-page-break/></text:p>
      <text:p text:style-name="P57">Will say: <text:s/>docker-ce set on hold.</text:p>
      <text:p text:style-name="P52"/>
      <text:p text:style-name="P61">6) Verify the version:</text:p>
      <text:p text:style-name="P58"><text:tab/>sudo docker version</text:p>
      <text:p text:style-name="P63"/>
      <text:p text:style-name="P63">Client:</text:p>
      <text:p text:style-name="P63"><text:s/>Version: <text:s text:c="10"/>18.06.1-ce</text:p>
      <text:p text:style-name="P63"><text:s/>API version: <text:s text:c="6"/>1.38</text:p>
      <text:p text:style-name="P63"><text:s/>Go version: <text:s text:c="7"/>go1.10.3</text:p>
      <text:p text:style-name="P63"><text:s/>Git commit: <text:s text:c="7"/>e68fc7a</text:p>
      <text:p text:style-name="P63"><text:s/>Built: <text:s text:c="12"/>Tue Aug 21 17:24:51 2018</text:p>
      <text:p text:style-name="P63"><text:s/>OS/Arch: <text:s text:c="10"/>linux/amd64</text:p>
      <text:p text:style-name="P63"><text:s/>Experimental: <text:s text:c="5"/>false</text:p>
      <text:p text:style-name="P63"/>
      <text:p text:style-name="P63">Server:</text:p>
      <text:p text:style-name="P63"><text:s/>Engine:</text:p>
      <text:p text:style-name="P63"><text:s text:c="2"/>Version: <text:s text:c="9"/>18.06.1-ce</text:p>
      <text:p text:style-name="P63"><text:s text:c="2"/>API version: <text:s text:c="5"/>1.38 (minimum version 1.12)</text:p>
      <text:p text:style-name="P63"><text:s text:c="2"/>Go version: <text:s text:c="6"/>go1.10.3</text:p>
      <text:p text:style-name="P63"><text:s text:c="2"/>Git commit: <text:s text:c="6"/>e68fc7a</text:p>
      <text:p text:style-name="P63"><text:s text:c="2"/>Built: <text:s text:c="11"/>Tue Aug 21 17:23:15 2018</text:p>
      <text:p text:style-name="P63"><text:s text:c="2"/>OS/Arch: <text:s text:c="9"/>linux/amd64</text:p>
      <text:p text:style-name="P63"><text:s text:c="2"/>Experimental: <text:s text:c="4"/>false</text:p>
      <text:p text:style-name="P63"/>
      <text:p text:style-name="P78"/>
      <text:p text:style-name="P48"/>
      <text:p text:style-name="P48">Installing Kubeadm, Kubelet, and Kubectl:</text:p>
      <text:p text:style-name="P4"/>
      <text:p text:style-name="P5"><text:span text:style-name="T23">1) Add/</text:span><text:span text:style-name="T27">install</text:span><text:span text:style-name="T23"> the kubernetes repository GPG key:</text:span></text:p>
      <text:p text:style-name="P4"><text:tab/>curl -s https://packages.cloud.google.com/apt/doc/apt-key.gpg | sudo apt-key add -</text:p>
      <text:p text:style-name="P4"/>
      <text:p text:style-name="P33">2) Add the kubernetes repository:</text:p>
      <text:p text:style-name="P6"/>
      <text:p text:style-name="P4">cat &lt;&lt; EOF | sudo tee /etc/apt/sources.list.d/kubernetes.list</text:p>
      <text:p text:style-name="P4">deb https://apt.kubernetes.io/ kubernetes-xenial main</text:p>
      <text:p text:style-name="P4">EOF</text:p>
      <text:p text:style-name="P4"/>
      <text:p text:style-name="P34">3) Reload the apt sources list with the new info:</text:p>
      <text:p text:style-name="P4"><text:tab/>sudo apt-get update</text:p>
      <text:p text:style-name="P4"/>
      <text:p text:style-name="P7"><text:span text:style-name="T23">4)</text:span> <text:span text:style-name="T23">Install packages:</text:span></text:p>
      <text:p text:style-name="P4"><text:tab/>sudo apt-get install -y kubelet=1.12.7-00 kubeadm=1.12.7-00 kubectl=1.12.7-00</text:p>
      <text:p text:style-name="P4"><text:tab/>sudo apt-get install -y kubelet <text:s/>kubeadm <text:s/>kubectl</text:p>
      <text:p text:style-name="P8"><text:span text:style-name="T23">5)</text:span> <text:span text:style-name="T23">Prevent auto updates for kube packages:</text:span></text:p>
      <text:p text:style-name="P4"><text:tab/>sudo apt-mark hold kubelet kubeadm kubectl</text:p>
      <text:p text:style-name="P4"/>
      <text:p text:style-name="P9">You will see:</text:p>
      <text:p text:style-name="P4">kubelet set on hold.</text:p>
      <text:p text:style-name="P4">kubeadm set on hold.</text:p>
      <text:p text:style-name="P4">kubectl set on hold.</text:p>
      <text:p text:style-name="P4"/>
      <text:p text:style-name="P10">6) <text:span text:style-name="T23">Check the version:</text:span></text:p>
      <text:p text:style-name="P4">kubeadm version</text:p>
      <text:p text:style-name="P63"><text:soft-page-break/>kubeadm version: &amp;version.Info{Major:"1", Minor:"12", GitVersion:"v1.12.7", GitCommit:"6f482974b76db3f1e0f5d24605a9d1d38fad9a2b", GitTreeState:"clean", BuildDate:"2019-03-25T02:49:02Z", GoVersion:"go1.10.8", Compiler:"gc", Platform:"linux/amd64"}</text:p>
      <text:p text:style-name="P78"/>
      <text:p text:style-name="P4"/>
      <text:p text:style-name="P4"/>
      <text:p text:style-name="P48">Bootstrapping the Cluster: </text:p>
      <text:p text:style-name="P74"/>
      <text:p text:style-name="P75">To run on the Master Node:</text:p>
      <text:p text:style-name="P35">Initialize the cluster: <text:span text:style-name="T28">Bootstrap a k8s control-plane node.</text:span></text:p>
      <text:p text:style-name="P4"><text:tab/>sudo kubeadm init --pod-network-cidr=10.244.0.0/16 <text:s text:c="3"/></text:p>
      <text:p text:style-name="P4"/>
      <text:p text:style-name="P11">This will take a while, at the end the output of the command will display you the <text:span text:style-name="T29">below commands that you have to run in the master to create the config file:</text:span></text:p>
      <text:p text:style-name="P4"/>
      <text:p text:style-name="P36">Create the config file:</text:p>
      <text:p text:style-name="P4">mkdir -p $HOME/.kube</text:p>
      <text:p text:style-name="P4">sudo cp -i /etc/kubernetes/admin.conf $HOME/.kube/config</text:p>
      <text:p text:style-name="P4">sudo chown $(id -u):$(id -g) $HOME/.kube/config<text:tab/></text:p>
      <text:p text:style-name="P4"/>
      <text:p text:style-name="P4"/>
      <text:p text:style-name="P36">Join the client nodes to the master:</text:p>
      <text:p text:style-name="P75">To run on the Client/Worker Nodes:</text:p>
      <text:p text:style-name="P12">The below command will appear on the output of kubeadmn as well.</text:p>
      <text:p text:style-name="P12">You have to run it on all the <text:span text:style-name="T30">client nodes</text:span> of the cluster</text:p>
      <text:p text:style-name="P12">First copy the command and paste it on a notepad to fix the spaces</text:p>
      <text:p text:style-name="P12"/>
      <text:p text:style-name="P4"/>
      <text:p text:style-name="P4">You can now join any number of machines by running the following on each node</text:p>
      <text:p text:style-name="P4">as root:</text:p>
      <text:p text:style-name="P4"/>
      <text:p text:style-name="P4"><text:span text:style-name="T31">sudo</text:span> <text:s/>kubeadm join 172.31.112.158:6443 --token 95iyny.jo7ic3qlt1c6usk7 --discovery-token-ca-cert-hash sha256:ac53a8f4515e8d96391fad9c74af44049c79b0db6fee15f338f1234c1e608267</text:p>
      <text:p text:style-name="P12"/>
      <text:p text:style-name="P37">Output:</text:p>
      <text:p text:style-name="P64">root@kube_node1:~# kubeadm join 172.31.112.158:6443 --token 95iyny.jo7ic3qlt1c6usk7 --discovery-token-ca-cert-hash sha256:ac53a8f4515e8d96391fad9c74af44049c79b0db6fee15f338f1234c1e608267</text:p>
      <text:p text:style-name="P64">[preflight] running pre-flight checks</text:p>
      <text:p text:style-name="P64"><text:tab/>[WARNING RequiredIPVSKernelModulesAvailable]: the IPVS proxier will not be used, because the following required kernel modules are not loaded: [ip_vs_sh ip_vs ip_vs_rr ip_vs_wrr] or no builtin kernel ipvs support: map[ip_vs_sh:{} nf_conntrack_ipv4:{} ip_vs:{} ip_vs_rr:{} ip_vs_wrr:{}]</text:p>
      <text:p text:style-name="P64">you can solve this problem with following methods:</text:p>
      <text:p text:style-name="P64"><text:s/>1. Run 'modprobe -- ' to load missing kernel modules;</text:p>
      <text:p text:style-name="P64">2. Provide the missing builtin kernel ipvs support</text:p>
      <text:p text:style-name="P64"/>
      <text:p text:style-name="P64">[discovery] Trying to connect to API Server "172.31.112.158:6443"</text:p>
      <text:p text:style-name="P64">[discovery] Created cluster-info discovery client, requesting info from "https://172.31.112.158:6443"</text:p>
      <text:p text:style-name="P64">[discovery] Requesting info from "https://172.31.112.158:6443" again to validate TLS against the pinned public key</text:p>
      <text:p text:style-name="P64">[discovery] Cluster info signature and contents are valid and TLS certificate validates against pinned roots, will use API Server "172.31.112.158:6443"</text:p>
      <text:p text:style-name="P64">[discovery] Successfully established connection with API Server "172.31.112.158:6443"</text:p>
      <text:p text:style-name="P64">[kubelet] Downloading configuration for the kubelet from the "kubelet-config-1.12" ConfigMap in the kube-system namespace</text:p>
      <text:p text:style-name="P64">[kubelet] Writing kubelet configuration to file "/var/lib/kubelet/config.yaml"</text:p>
      <text:p text:style-name="P64">[kubelet] Writing kubelet environment file with flags to file "/var/lib/kubelet/kubeadm-flags.env"</text:p>
      <text:p text:style-name="P64"><text:soft-page-break/>[preflight] Activating the kubelet service</text:p>
      <text:p text:style-name="P64">[tlsbootstrap] Waiting for the kubelet to perform the TLS Bootstrap...</text:p>
      <text:p text:style-name="P64">[patchnode] Uploading the CRI Socket information "/var/run/dockershim.sock" to the Node API object "kubenode1.mylabserver.com" as an annotation</text:p>
      <text:p text:style-name="P64"/>
      <text:p text:style-name="P64">This node has joined the cluster:</text:p>
      <text:p text:style-name="P64">* Certificate signing request was sent to apiserver and a response was received.</text:p>
      <text:p text:style-name="P64">* The Kubelet was informed of the new secure connection details.</text:p>
      <text:p text:style-name="P64"/>
      <text:p text:style-name="P64">Run 'kubectl get nodes' on the master to see this node join the cluster.</text:p>
      <text:p text:style-name="P4"/>
      <text:p text:style-name="P4"/>
      <text:p text:style-name="P38">Check versions:</text:p>
      <text:p text:style-name="P4"><text:tab/>kubectl version</text:p>
      <text:p text:style-name="P4"/>
      <text:p text:style-name="P13">The master will display the client and master versions:</text:p>
      <text:p text:style-name="P13"/>
      <text:p text:style-name="P65"><text:span text:style-name="T23">Client</text:span> Version: version.Info{Major:"1", Minor:"12", GitVersion:"v1.12.7", GitCommit:"6f482974b76db3f1e0f5d24605a9d1d38fad9a2b", GitTreeState:"clean", BuildDate:"2019-03-25T02:52:13Z", GoVersion:"go1.10.8", Compiler:"gc", Platform:"linux/amd64"}</text:p>
      <text:p text:style-name="P65"><text:span text:style-name="T23">Server</text:span> Version: version.Info{Major:"1", Minor:"12", GitVersion:"v1.12.9", GitCommit:"e09f5c40b55c91f681a46ee17f9bc447eeacee57", GitTreeState:"clean", BuildDate:"2019-05-27T15:58:45Z", GoVersion:"go1.10.8", Compiler:"gc", Platform:"linux/amd64"}</text:p>
      <text:p text:style-name="P65"/>
      <text:p text:style-name="P14">The clients will show only the client version.</text:p>
      <text:p text:style-name="P14"/>
      <text:p text:style-name="P14"/>
      <text:p text:style-name="P15"><text:span text:style-name="T23">Check all nodes in the cluster</text:span>, only available from master:</text:p>
      <text:p text:style-name="P15"/>
      <text:p text:style-name="P15">root@kube_master:~# <text:span text:style-name="T23">kubectl get nodes</text:span></text:p>
      <text:p text:style-name="P15">NAME <text:s text:c="24"/>STATUS <text:s text:c="4"/>ROLES <text:s text:c="3"/>AGE <text:s text:c="4"/>VERSION</text:p>
      <text:p text:style-name="P15">kubemaster.mylabserver.com <text:s text:c="2"/>NotReady <text:s text:c="2"/>master <text:s text:c="2"/>16m <text:s text:c="4"/>v1.12.7</text:p>
      <text:p text:style-name="P15">kubenode1.mylabserver.com <text:s text:c="3"/>NotReady <text:s text:c="2"/>&lt;none&gt; <text:s text:c="2"/>8m36s <text:s text:c="2"/>v1.12.7</text:p>
      <text:p text:style-name="P15">kubenode2.mylabserver.com <text:s text:c="3"/>NotReady <text:s text:c="2"/>&lt;none&gt; <text:s text:c="2"/>8m10s <text:s text:c="2"/>v1.12.7</text:p>
      <text:p text:style-name="P13"/>
      <text:p text:style-name="P78"/>
      <text:p text:style-name="P4"/>
      <text:p text:style-name="P4"><text:span text:style-name="T36">Network used in live environments, have more options than flannel or wave: </text:span><text:a xlink:type="simple" xlink:href="https://istio.io/" text:style-name="Internet_20_link" text:visited-style-name="Visited_20_Internet_20_Link">https://istio.io/</text:a></text:p>
      <text:p text:style-name="P4"/>
      <text:p text:style-name="P4"/>
      <text:p text:style-name="P48">Configuring Networking with Flannel:</text:p>
      <text:p text:style-name="P48"/>
      <text:p text:style-name="P16">Kubernetes provides a variety of networking solutions, we will use Flannel here. </text:p>
      <text:p text:style-name="P17"/>
      <text:p text:style-name="P39">Permanently set this value, even if you restart the node. <text:span text:style-name="T1">On all the nodes on the cluster</text:span><text:span text:style-name="T3">. </text:span></text:p>
      <text:p text:style-name="P16"/>
      <text:p text:style-name="P16"><text:tab/>echo "net.bridge.bridge-nf-call-iptables=1" | sudo tee -a /etc/sysctl.conf</text:p>
      <text:p text:style-name="P16"/>
      <text:p text:style-name="P18">Apply the changes:</text:p>
      <text:p text:style-name="P16"><text:tab/>sudo sysctl -p</text:p>
      <text:p text:style-name="P16"/>
      <text:p text:style-name="P16"/>
      <text:p text:style-name="P17"><text:span text:style-name="T23">Install Flannel,</text:span> <text:span text:style-name="T4">only on Master node:</text:span></text:p>
      <text:p text:style-name="P17"/>
      <text:p text:style-name="P19"><text:soft-page-break/>Load a yml file from internet. Will be applied on the cluster.</text:p>
      <text:p text:style-name="P19"/>
      <text:p text:style-name="P17">sudo kubectl apply -f https://raw.githubusercontent.com/coreos/flannel/master/Documentation/kube-flannel.yml</text:p>
      <text:p text:style-name="P20"/>
      <text:p text:style-name="P20"/>
      <text:p text:style-name="P20"/>
      <text:p text:style-name="P20"/>
      <text:p text:style-name="P20">You will see this:</text:p>
      <text:p text:style-name="P20"/>
      <text:p text:style-name="P66">root@ip-10-0-1-101:~# <text:span text:style-name="T23">kubectl apply -f https://raw.githubusercontent.com/coreos/flannel/bc79dd1505b0c8681ece4de4c0d86c5cd2643275/Documentation/kube-flannel.yml</text:span></text:p>
      <text:p text:style-name="P66">clusterrole.rbac.authorization.k8s.io/flannel created</text:p>
      <text:p text:style-name="P66">clusterrolebinding.rbac.authorization.k8s.io/flannel created</text:p>
      <text:p text:style-name="P66">serviceaccount/flannel created</text:p>
      <text:p text:style-name="P66">configmap/kube-flannel-cfg created</text:p>
      <text:p text:style-name="P66">daemonset.extensions/kube-flannel-ds-amd64 created</text:p>
      <text:p text:style-name="P66">daemonset.extensions/kube-flannel-ds-arm64 created</text:p>
      <text:p text:style-name="P66">daemonset.extensions/kube-flannel-ds-arm created</text:p>
      <text:p text:style-name="P66">daemonset.extensions/kube-flannel-ds-ppc64le created</text:p>
      <text:p text:style-name="P66">daemonset.extensions/kube-flannel-ds-s390x created</text:p>
      <text:p text:style-name="P20"/>
      <text:p text:style-name="P20"/>
      <text:p text:style-name="P40">Check node status:</text:p>
      <text:p text:style-name="P21"/>
      <text:p text:style-name="P21">Will take a while, as you an see below:</text:p>
      <text:p text:style-name="P21"/>
      <text:p text:style-name="P21">root@kube_master:~# <text:span text:style-name="T23">kubectl get nodes</text:span></text:p>
      <text:p text:style-name="P21">NAME <text:s text:c="24"/>STATUS <text:s text:c="4"/>ROLES <text:s text:c="3"/>AGE <text:s text:c="2"/>VERSION</text:p>
      <text:p text:style-name="P21">kubemaster.mylabserver.com <text:s text:c="2"/><text:span text:style-name="T23">NotReady </text:span><text:s text:c="2"/>master <text:s text:c="2"/>35m <text:s text:c="2"/>v1.12.7</text:p>
      <text:p text:style-name="P21">kubenode1.mylabserver.com <text:s text:c="3"/>NotReady <text:s text:c="2"/>&lt;none&gt; <text:s text:c="2"/>27m <text:s text:c="2"/>v1.12.7</text:p>
      <text:p text:style-name="P21">kubenode2.mylabserver.com <text:s text:c="3"/>NotReady <text:s text:c="2"/>&lt;none&gt; <text:s text:c="2"/>26m <text:s text:c="2"/>v1.12.7</text:p>
      <text:p text:style-name="P21">root@kube_master:~# <text:span text:style-name="T23">kubectl get nodes</text:span></text:p>
      <text:p text:style-name="P21">NAME <text:s text:c="24"/>STATUS <text:s text:c="2"/>ROLES <text:s text:c="3"/>AGE <text:s text:c="2"/>VERSION</text:p>
      <text:p text:style-name="P21">kubemaster.mylabserver.com <text:s text:c="2"/><text:span text:style-name="T23">Ready </text:span><text:s text:c="3"/>master <text:s text:c="2"/>36m <text:s text:c="2"/>v1.12.7</text:p>
      <text:p text:style-name="P21">kubenode1.mylabserver.com <text:s text:c="3"/>Ready <text:s text:c="3"/>&lt;none&gt; <text:s text:c="2"/>28m <text:s text:c="2"/>v1.12.7</text:p>
      <text:p text:style-name="P21">kubenode2.mylabserver.com <text:s text:c="3"/>Ready <text:s text:c="3"/>&lt;none&gt; <text:s text:c="2"/>28m <text:s text:c="2"/>v1.12.7</text:p>
      <text:p text:style-name="P21"/>
      <text:p text:style-name="P41">Check pod status:</text:p>
      <text:p text:style-name="P21">root@kube_master:~# <text:span text:style-name="T23">kubectl get pods -n kube-system</text:span></text:p>
      <text:p text:style-name="P67">NAME <text:s text:c="48"/><text:tab/>READY <text:s text:c="2"/>STATUS <text:s text:c="13"/>RESTARTS <text:s text:c="2"/>AGE</text:p>
      <text:p text:style-name="P67">coredns-576cbf47c7-9787h <text:s text:c="28"/>0/1 <text:s text:c="4"/>ContainerCreating <text:s text:c="2"/>0 <text:s text:c="9"/>39m</text:p>
      <text:p text:style-name="P67">coredns-576cbf47c7-v4j4r <text:s text:c="28"/>0/1 <text:s text:c="4"/>ContainerCreating <text:s text:c="2"/>0 <text:s text:c="9"/>39m</text:p>
      <text:p text:style-name="P67">etcd-kubemaster.mylabserver.com <text:s text:c="21"/>1/1 <text:s text:c="4"/>Running <text:s text:c="12"/>0 <text:s text:c="9"/>38m</text:p>
      <text:p text:style-name="P67">kube-apiserver-kubemaster.mylabserver.com <text:s text:c="11"/>1/1 <text:s text:c="4"/>Running <text:s text:c="12"/>0 <text:s text:c="9"/>38m</text:p>
      <text:p text:style-name="P67">kube-controller-manager-kubemaster.mylabserver.com <text:s text:c="2"/>1/1 <text:s text:c="4"/>Running <text:s text:c="12"/>0 <text:s text:c="9"/>38m</text:p>
      <text:p text:style-name="P67"><text:span text:style-name="T23">kube-flannel-ds-amd64-44459 <text:s text:c="2"/></text:span><text:s text:c="23"/>0/1 <text:s text:c="4"/>CrashLoopBackOff <text:s text:c="3"/>5 <text:s text:c="9"/>4m8s</text:p>
      <text:p text:style-name="P67"><text:span text:style-name="T23">kube-flannel-ds-amd64-94qfg </text:span><text:s text:c="25"/>0/1 <text:s text:c="4"/>CrashLoopBackOff <text:s text:c="3"/>5 <text:s text:c="9"/>4m7s</text:p>
      <text:p text:style-name="P67"><text:span text:style-name="T23">kube-flannel-ds-amd64-vw8fh</text:span> <text:s text:c="25"/>0/1 <text:s text:c="4"/>CrashLoopBackOff <text:s text:c="3"/>5 <text:s text:c="9"/>4m7s</text:p>
      <text:p text:style-name="P67">kube-proxy-4jf7p <text:s text:c="36"/><text:tab/>1/1 <text:s text:c="4"/>Running <text:s text:c="12"/>0 <text:s text:c="9"/>39m</text:p>
      <text:p text:style-name="P67">kube-proxy-b25bp <text:s text:c="39"/>1/1 <text:s text:c="4"/>Running <text:s text:c="12"/>0 <text:s text:c="9"/>30m</text:p>
      <text:p text:style-name="P67">kube-proxy-fx6sc <text:s text:c="46"/>1/1 <text:s text:c="4"/>Running <text:s text:c="12"/>0 <text:s text:c="9"/>31m</text:p>
      <text:p text:style-name="P67">kube-scheduler-kubemaster.mylabserver.com <text:s text:c="11"/>1/1 <text:s text:c="4"/>Running <text:s text:c="12"/>0 <text:s text:c="9"/>38m</text:p>
      <text:p text:style-name="P67"/>
      <text:p text:style-name="P67"/>
      <text:p text:style-name="P78"/>
      <text:p text:style-name="P67"><text:soft-page-break/></text:p>
      <text:p text:style-name="P67"/>
      <text:p text:style-name="P67"/>
      <text:p text:style-name="P67"/>
      <text:p text:style-name="P32">Po<text:span text:style-name="T32">s</text:span>sible <text:span text:style-name="T33">command to run to fix the network problem:</text:span></text:p>
      <text:p text:style-name="P67"/>
      <text:p text:style-name="P67">kubectl create -f https://raw.githubusercontent.com/coreos/flannel/master/Documentation/kube-flannel-rbac.yml</text:p>
      <text:p text:style-name="P67">kubectl create -f https://raw.githubusercontent.com/coreos/flannel/master/Documentation/kube-flannel.yml </text:p>
      <text:p text:style-name="P68"/>
      <text:p text:style-name="P73">To fix the coredns starting stuff:</text:p>
      <text:p text:style-name="P67">kubectl apply -f <text:a xlink:type="simple" xlink:href="https://docs.projectcalico.org/v3.7/manifests/calico.yaml" text:style-name="Internet_20_link" text:visited-style-name="Visited_20_Internet_20_Link">https://docs.projectcalico.org/v3.7/manifests/calico.yaml</text:a></text:p>
      <text:p text:style-name="P67"/>
      <text:p text:style-name="P67"/>
      <text:p text:style-name="P22">Master node, initialized cluster, not joined the worker nodes yet:</text:p>
      <text:p text:style-name="P22"/>
      <text:p text:style-name="P22">root@andrewjobson2c:~#<text:span text:style-name="T23"> kubectl get pods -n kube-system</text:span></text:p>
      <text:p text:style-name="P22">NAME <text:s text:c="50"/><text:tab/> <text:s text:c="4"/>READY <text:s text:c="2"/>STATUS <text:s text:c="3"/>RESTARTS <text:s text:c="2"/>AGE</text:p>
      <text:p text:style-name="P69">coredns-576cbf47c7-lr6d2 <text:s text:c="31"/><text:tab/><text:tab/> <text:s text:c="3"/>0/1 <text:s text:c="4"/>Pending <text:s text:c="2"/>0 <text:s text:c="9"/>3m41s</text:p>
      <text:p text:style-name="P69">coredns-576cbf47c7-qt9ch <text:s text:c="32"/><text:tab/><text:tab/> <text:s text:c="3"/>0/1 <text:s text:c="4"/>Pending <text:s text:c="2"/>0 <text:s text:c="9"/>3m41s</text:p>
      <text:p text:style-name="P69">etcd-andrewjobson2c.mylabserver.com <text:s text:c="18"/><text:tab/> <text:tab/> <text:s text:c="4"/>1/1 <text:s text:c="4"/>Running <text:s text:c="2"/>0 <text:s text:c="9"/>2m59s</text:p>
      <text:p text:style-name="P69">kube-apiserver-andrewjobson2c.mylabserver.com <text:s text:c="2"/><text:tab/> <text:tab/> <text:s text:c="4"/>1/1 <text:s text:c="4"/>Running <text:s text:c="2"/>0 <text:s text:c="9"/>3m1s</text:p>
      <text:p text:style-name="P69">kube-controller-manager-andrewjobson2c.mylabserver.com <text:s text:c="7"/>1/1 <text:s text:c="4"/>Running <text:s text:c="2"/>0 <text:s text:c="9"/>3m</text:p>
      <text:p text:style-name="P69">kube-proxy-6kjzx <text:s text:c="37"/><text:tab/><text:tab/><text:tab/> <text:s text:c="3"/>1/1 <text:s text:c="4"/>Running <text:s text:c="2"/>0 <text:s text:c="9"/>3m42s</text:p>
      <text:p text:style-name="P69">kube-scheduler-andrewjobson2c.mylabserver.com <text:s text:c="7"/><text:tab/> <text:s text:c="3"/>1/1 <text:s text:c="4"/>Running <text:s text:c="2"/>0 <text:s text:c="9"/>3m4s</text:p>
      <text:p text:style-name="P21"/>
      <text:p text:style-name="P21"/>
      <text:p text:style-name="P21">root@andrewjobson2c:~# <text:span text:style-name="T23">kubectl get nodes</text:span></text:p>
      <text:p text:style-name="P21">NAME <text:s text:c="28"/><text:tab/><text:tab/>STATUS <text:s text:c="4"/>ROLES <text:s text:c="3"/>AGE <text:s text:c="4"/>VERSION</text:p>
      <text:p text:style-name="P21">andrewjobson2c.mylabserver.com <text:s text:c="2"/>NotReady <text:s text:c="4"/>master <text:s text:c="4"/>3m39s <text:s text:c="3"/>v1.12.7</text:p>
      <text:p text:style-name="P21"/>
      <text:p text:style-name="P21"/>
      <text:p text:style-name="P21"/>
      <text:p text:style-name="P42">Joining the worker node, warning for ssh stuff:</text:p>
      <text:p text:style-name="P23"/>
      <text:p text:style-name="P70">root@andrewjobson4c:~# <text:span text:style-name="T23">kubeadm join 172.31.126.150:6443 --token 2bjy73.pth74xq4yxv5bkni --discovery-token-ca-cert-hash sha256:0a786827cc7d5b7046912d242d4c8c780f2b83a9f92165fe7e346592976693ce</text:span></text:p>
      <text:p text:style-name="P70">[preflight] running pre-flight checks</text:p>
      <text:p text:style-name="P70"><text:tab/>[<text:span text:style-name="T23">WARNING</text:span> RequiredIPVSKernelModulesAvailable]: the IPVS proxier will not be used, because the following required kernel modules are not loaded: [ip_vs_sh ip_vs ip_vs_rr ip_vs_wrr] or no builtin kernel ipvs support: map[nf_conntrack_ipv4:{} ip_vs:{} ip_vs_rr:{} ip_vs_wrr:{} ip_vs_sh:{}]</text:p>
      <text:p text:style-name="P70">you can solve this problem with following methods:</text:p>
      <text:p text:style-name="P70"><text:s/>1. Run 'modprobe -- ' to load missing kernel modules;</text:p>
      <text:p text:style-name="P70">2. Provide the missing builtin kernel ipvs support</text:p>
      <text:p text:style-name="P70"/>
      <text:p text:style-name="P70">[discovery] Trying to connect to API Server "172.31.126.150:6443"</text:p>
      <text:p text:style-name="P70">[discovery] Created cluster-info discovery client, requesting info from "https://172.31.126.150:6443"</text:p>
      <text:p text:style-name="P70">[discovery] Requesting info from "https://172.31.126.150:6443" again to validate TLS against the pinned public key</text:p>
      <text:p text:style-name="P70">[discovery] Cluster info signature and contents are valid and TLS certificate validates against pinned roots, will use API Server "172.31.126.150:6443"</text:p>
      <text:p text:style-name="P70">[discovery] Successfully established connection with API Server "172.31.126.150:6443"</text:p>
      <text:p text:style-name="P70">[kubelet] Downloading configuration for the kubelet from the "kubelet-config-1.12" ConfigMap in the kube-system namespace</text:p>
      <text:p text:style-name="P70">[kubelet] Writing kubelet configuration to file "/var/lib/kubelet/config.yaml"</text:p>
      <text:p text:style-name="P70">[kubelet] Writing kubelet environment file with flags to file "/var/lib/kubelet/kubeadm-flags.env"</text:p>
      <text:p text:style-name="P70">[preflight] Activating the kubelet service</text:p>
      <text:p text:style-name="P70">[tlsbootstrap] Waiting for the kubelet to perform the TLS Bootstrap...</text:p>
      <text:p text:style-name="P70">[patchnode] Uploading the CRI Socket information "/var/run/dockershim.sock" to the Node API object "andrewjobson4c.mylabserver.com" as an annotation</text:p>
      <text:p text:style-name="P70"/>
      <text:p text:style-name="P70">This node has joined the cluster:</text:p>
      <text:p text:style-name="P70"><text:soft-page-break/>* Certificate signing request was sent to apiserver and a response was received.</text:p>
      <text:p text:style-name="P70">* The Kubelet was informed of the new secure connection details.</text:p>
      <text:p text:style-name="P70"/>
      <text:p text:style-name="P70">Run 'kubectl get nodes' on the master to see this node join the cluster.</text:p>
      <text:p text:style-name="P70"/>
      <text:p text:style-name="P23"><text:a xlink:type="simple" xlink:href="mailto:root@andrewjobson4c" text:style-name="Internet_20_link" text:visited-style-name="Visited_20_Internet_20_Link"><text:span text:style-name="T34">root@andrewjobson4c</text:span></text:a><text:span text:style-name="T34">:~#</text:span></text:p>
      <text:p text:style-name="P23"/>
      <text:p text:style-name="P23"/>
      <text:p text:style-name="P23"/>
      <text:p text:style-name="P43">Pod log on master: <text:s/></text:p>
      <text:p text:style-name="P24">/var/log/pods/83cdefac-9cf3-11e9-aeba-020af0bf07f4/kube-flannel/13.log</text:p>
      <text:p text:style-name="P24">Error registering network: failed to acquire lease:</text:p>
      <text:p text:style-name="P21"/>
      <text:p text:style-name="P21"/>
      <text:p text:style-name="P21"/>
      <text:p text:style-name="P78"/>
      <text:p text:style-name="P21"/>
      <text:p text:style-name="P76">Testing the network:</text:p>
      <text:p text:style-name="P21"/>
      <text:p text:style-name="P25">We are going to create two pods with nginx and another <text:span text:style-name="T35">node (called busybox)</text:span> which allows us to do a GET</text:p>
      <text:p text:style-name="P25"/>
      <text:p text:style-name="P26">From busybox we will do a GET request to one of the nginx, showing that the network works correctly because all nodes have different IP addresses.</text:p>
      <text:p text:style-name="P26"/>
      <text:p text:style-name="P27">First of all we have to deploy the pods <text:span text:style-name="T5">on the Master Node</text:span>:</text:p>
      <text:p text:style-name="P21"/>
      <text:p text:style-name="P67">cat &lt;&lt; EOF | <text:span text:style-name="T23">kubectl create -f -</text:span></text:p>
      <text:p text:style-name="P67">apiVersion: apps/v1</text:p>
      <text:p text:style-name="P67">kind: Deployment</text:p>
      <text:p text:style-name="P67">metadata:</text:p>
      <text:p text:style-name="P67"><text:s text:c="2"/>name: nginx</text:p>
      <text:p text:style-name="P67"><text:s text:c="2"/>labels:</text:p>
      <text:p text:style-name="P67"><text:s text:c="4"/>app: <text:span text:style-name="T23">nginx</text:span></text:p>
      <text:p text:style-name="P67">spec:</text:p>
      <text:p text:style-name="P67"><text:s/><text:span text:style-name="T23"><text:s/>replicas: 2</text:span></text:p>
      <text:p text:style-name="P67"><text:s text:c="2"/>selector:</text:p>
      <text:p text:style-name="P67"><text:s text:c="4"/>matchLabels:</text:p>
      <text:p text:style-name="P67"><text:s text:c="6"/>app: nginx</text:p>
      <text:p text:style-name="P67"><text:s text:c="2"/>template:</text:p>
      <text:p text:style-name="P67"><text:s text:c="4"/>metadata:</text:p>
      <text:p text:style-name="P67"><text:s text:c="6"/>labels:</text:p>
      <text:p text:style-name="P67"><text:s text:c="8"/>app: nginx</text:p>
      <text:p text:style-name="P67"><text:s text:c="4"/>spec:</text:p>
      <text:p text:style-name="P67"><text:s text:c="6"/>containers:</text:p>
      <text:p text:style-name="P67"><text:s text:c="6"/>- name: nginx</text:p>
      <text:p text:style-name="P67"><text:s text:c="8"/>image: nginx:1.15.4</text:p>
      <text:p text:style-name="P67"><text:s text:c="8"/>ports:</text:p>
      <text:p text:style-name="P67"><text:s text:c="8"/>- containerPort: 80</text:p>
      <text:p text:style-name="P67">EOF</text:p>
      <text:p text:style-name="P21"/>
      <text:p text:style-name="P3">If all is ok you have to see:</text:p>
      <text:p text:style-name="P44">deployment.apps/nginx created</text:p>
      <text:p text:style-name="P21"/>
      <text:p text:style-name="P21"/>
      <text:p text:style-name="P21"/>
      <text:p text:style-name="P44"><text:soft-page-break/>Now the busybox pod:</text:p>
      <text:p text:style-name="P3"/>
      <text:p text:style-name="P71">cat &lt;&lt; EOF | <text:span text:style-name="T23">kubectl create -f -</text:span></text:p>
      <text:p text:style-name="P71">apiVersion: v1</text:p>
      <text:p text:style-name="P71">kind: Pod</text:p>
      <text:p text:style-name="P71">metadata:</text:p>
      <text:p text:style-name="P71"><text:s text:c="2"/>name: <text:span text:style-name="T23">busybox</text:span></text:p>
      <text:p text:style-name="P71">spec:</text:p>
      <text:p text:style-name="P71"><text:s text:c="2"/>containers:</text:p>
      <text:p text:style-name="P71"><text:s text:c="2"/>- name: busybox</text:p>
      <text:p text:style-name="P71"><text:s text:c="4"/>image: radial/busyboxplus:curl</text:p>
      <text:p text:style-name="P71"><text:s text:c="4"/>args:</text:p>
      <text:p text:style-name="P71"><text:s text:c="4"/>- sleep</text:p>
      <text:p text:style-name="P71"><text:s text:c="4"/>- "1000"</text:p>
      <text:p text:style-name="P71">EOF</text:p>
      <text:p text:style-name="P3"/>
      <text:p text:style-name="P3"/>
      <text:p text:style-name="P28">Worked fine:</text:p>
      <text:p text:style-name="P45">pod/busybox created</text:p>
      <text:p text:style-name="P3"/>
      <text:p text:style-name="P3"/>
      <text:p text:style-name="P29">Checking the new pods:</text:p>
      <text:p text:style-name="P29"/>
      <text:p text:style-name="P29">root@andrewjobson1c:~#<text:span text:style-name="T23"> kubectl get pods</text:span></text:p>
      <text:p text:style-name="P29">NAME <text:s text:c="18"/><text:tab/><text:tab/><text:tab/> READY <text:s text:c="2"/>STATUS <text:s text:c="3"/>RESTARTS <text:s text:c="2"/>AGE</text:p>
      <text:p text:style-name="P29">busybox <text:s text:c="16"/>1/1 <text:s text:c="4"/><text:tab/><text:tab/>Running <text:s text:c="6"/>0 <text:s text:c="14"/>50s</text:p>
      <text:p text:style-name="P29">nginx-9b644dcd5-j9v9k <text:s text:c="2"/>1/1 <text:s text:c="4"/><text:tab/>Running <text:s text:c="6"/>0 <text:s text:c="14"/>3m16s</text:p>
      <text:p text:style-name="P29">nginx-9b644dcd5-mrn7w <text:s text:c="2"/>1/1 <text:s text:c="9"/>Running <text:s text:c="6"/>0 <text:s text:c="14"/>3m16s</text:p>
      <text:p text:style-name="P3"/>
      <text:p text:style-name="P30">with kubectl get pods -o wide you will see the IPs as well.</text:p>
      <text:p text:style-name="P30"/>
      <text:p text:style-name="P30"/>
      <text:p text:style-name="P30">Now lets execute the GET: </text:p>
      <text:p text:style-name="P30"/>
      <text:p text:style-name="P30">kubectl exec busybox -- curl <text:span text:style-name="T23">nginx_pod_ip</text:span></text:p>
      <text:p text:style-name="P30">kubectl exec busybox -- curl 10.244.1.4</text:p>
      <text:p text:style-name="P30"/>
      <text:p text:style-name="P31">And we can see it working:</text:p>
      <text:p text:style-name="P31"/>
      <text:p text:style-name="P31">root@andrewjobson1c:~# <text:span text:style-name="T23">kubectl exec busybox -- curl 10.244.1.4</text:span></text:p>
      <text:p text:style-name="P77"><text:s text:c="2"/>% Total <text:s text:c="3"/>% Received % Xferd <text:s/>Average Speed <text:s text:c="2"/>Time <text:s text:c="3"/>Time <text:s text:c="4"/>Time <text:s/>Current</text:p>
      <text:p text:style-name="P77"><text:s text:c="33"/>Dload <text:s/>Upload <text:s text:c="2"/>Total <text:s text:c="2"/>Spent <text:s text:c="3"/>Left <text:s/>Speed</text:p>
      <text:p text:style-name="P77">100 <text:s text:c="2"/>612 <text:s/>100 <text:s text:c="2"/>612 <text:s text:c="3"/>0 <text:s text:c="4"/>0 <text:s text:c="2"/>368k <text:s text:c="5"/>0 --:--:-- --:--:-- --:--:-- <text:s/>597k</text:p>
      <text:p text:style-name="P77">&lt;!DOCTYPE html&gt;</text:p>
      <text:p text:style-name="P77">&lt;html&gt;</text:p>
      <text:p text:style-name="P77">&lt;head&gt;</text:p>
      <text:p text:style-name="P77">&lt;title&gt;<text:span text:style-name="T23">Welcome to nginx!</text:span>&lt;/title&gt;</text:p>
      <text:p text:style-name="P77">&lt;style&gt;</text:p>
      <text:p text:style-name="P77"><text:s text:c="4"/>body {</text:p>
      <text:p text:style-name="P77"><text:s text:c="8"/>width: 35em;</text:p>
      <text:p text:style-name="P77"><text:s text:c="8"/>margin: 0 auto;</text:p>
      <text:p text:style-name="P77"><text:s text:c="8"/>font-family: Tahoma, Verdana, Arial, sans-serif;</text:p>
      <text:p text:style-name="P77"><text:s text:c="4"/>}</text:p>
      <text:p text:style-name="P77">&lt;/style&gt;</text:p>
      <text:p text:style-name="P77">&lt;/head&gt;</text:p>
      <text:p text:style-name="P77">&lt;body&gt;</text:p>
      <text:p text:style-name="P77">&lt;h1&gt;Welcome to nginx!&lt;/h1&gt;</text:p>
      <text:p text:style-name="P77">&lt;p&gt;If you see this page, the nginx web server is successfully installed and</text:p>
      <text:p text:style-name="P77">working. Further configuration is required.&lt;/p&gt;</text:p>
      <text:p text:style-name="P77"><text:soft-page-break/></text:p>
      <text:p text:style-name="P77">&lt;p&gt;For online documentation and support please refer to</text:p>
      <text:p text:style-name="P77">&lt;a href="http://nginx.org/"&gt;nginx.org&lt;/a&gt;.&lt;br/&gt;</text:p>
      <text:p text:style-name="P77">Commercial support is available at</text:p>
      <text:p text:style-name="P77">&lt;a href="http://nginx.com/"&gt;nginx.com&lt;/a&gt;.&lt;/p&gt;</text:p>
      <text:p text:style-name="P77"/>
      <text:p text:style-name="P77">&lt;p&gt;&lt;em&gt;Thank you for using nginx.&lt;/em&gt;&lt;/p&gt;</text:p>
      <text:p text:style-name="P77">&lt;/body&gt;</text:p>
      <text:p text:style-name="P77">&lt;/html&gt;</text:p>
      <text:p text:style-name="P3"/>
      <text:p text:style-name="P3"/>
      <text:p text:style-name="P3"/>
      <text:p text:style-name="Horizontal_20_Line"/>
      <text:p text:style-name="Horizontal_20_Line"/>
      <text:p text:style-name="P1">Install K8s on Centos:</text:p>
      <text:p text:style-name="P2">The first thing that we are going to do is use SSH to log in to all machines. Once we have logged in, we need to elevate privileges using <text:span text:style-name="Source_20_Text">sudo</text:span>.</text:p>
      <text:list xml:id="list474982709" text:style-name="L2">
        <text:list-header>
          <text:p text:style-name="P88"><text:span text:style-name="Source_20_Text">sudo su <text:s/></text:span></text:p>
        </text:list-header>
        <text:list-item>
          <text:p text:style-name="P83">Disable SELinux.</text:p>
          <text:p text:style-name="P86"><text:span text:style-name="Source_20_Text">setenforce 0</text:span></text:p>
          <text:p text:style-name="P88"><text:span text:style-name="Source_20_Text">sed -i --follow-symlinks 's/SELINUX=enforcing/SELINUX=disabled/g' /etc/sysconfig/selinux</text:span></text:p>
        </text:list-item>
        <text:list-item>
          <text:p text:style-name="P83">Enable the <text:span text:style-name="Source_20_Text">br_netfilter</text:span> module for cluster communication.</text:p>
          <text:p text:style-name="P86"><text:span text:style-name="Source_20_Text">modprobe br_netfilter</text:span></text:p>
          <text:p text:style-name="P88"><text:span text:style-name="Source_20_Text">echo '1' &gt; /proc/sys/net/bridge/bridge-nf-call-iptables</text:span></text:p>
        </text:list-item>
        <text:list-item>
          <text:p text:style-name="P83">Disable swap to prevent memory allocation issues.</text:p>
          <text:p text:style-name="P86"><text:span text:style-name="Source_20_Text"><text:s/>swapoff -a</text:span></text:p>
          <text:p text:style-name="P88"><text:span text:style-name="Source_20_Text"><text:s/>vim /etc/fstab.orig <text:s/>-&gt; <text:s/>Comment out the swap line</text:span></text:p>
        </text:list-item>
        <text:list-item>
          <text:p text:style-name="P83">Install the Docker prerequisites.</text:p>
          <text:p text:style-name="P88"><text:span text:style-name="Source_20_Text"><text:s/>yum install -y yum-utils device-mapper-persistent-data lvm2</text:span></text:p>
        </text:list-item>
        <text:list-item>
          <text:p text:style-name="P83">Add the Docker repo and install Docker.</text:p>
          <text:p text:style-name="P86"><text:span text:style-name="Source_20_Text"><text:s/>yum-config-manager --add-repo https://download.docker.com/linux/centos/docker-ce.repo</text:span></text:p>
          <text:p text:style-name="P88"><text:span text:style-name="Source_20_Text"><text:s/>yum install -y docker-ce</text:span></text:p>
        </text:list-item>
        <text:list-item>
          <text:p text:style-name="P83">Conigure the Docker Cgroup Driver to systemd, enable and start Docker</text:p>
          <text:p text:style-name="P86"><text:span text:style-name="Source_20_Text"><text:s/>sed -i '/^ExecStart/ s/$/ --exec-opt native.cgroupdriver=systemd/' /usr/lib/systemd/system/docker.service </text:span></text:p>
          <text:p text:style-name="P86"><text:span text:style-name="Source_20_Text"><text:s/>systemctl daemon-reload</text:span></text:p>
          <text:p text:style-name="P88"><text:span text:style-name="Source_20_Text"><text:s/>systemctl enable docker --now</text:span></text:p>
        </text:list-item>
        <text:list-item>
          <text:p text:style-name="P83">Add the Kubernetes repo.</text:p>
          <text:p text:style-name="P86"><text:span text:style-name="Source_20_Text"><text:s/>cat &lt;&lt;EOF &gt; /etc/yum.repos.d/kubernetes.repo</text:span></text:p>
          <text:p text:style-name="P86"><text:span text:style-name="Source_20_Text"><text:s/>[kubernetes]</text:span></text:p>
          <text:p text:style-name="P86"><text:span text:style-name="Source_20_Text"><text:s/>name=Kubernetes</text:span></text:p>
          <text:p text:style-name="P86"><text:soft-page-break/><text:span text:style-name="Source_20_Text"><text:s/>baseurl=https://packages.cloud.google.com/yum/repos/kubernetes-el7-x86_64</text:span></text:p>
          <text:p text:style-name="P86"><text:span text:style-name="Source_20_Text"><text:s/>enabled=1</text:span></text:p>
          <text:p text:style-name="P86"><text:span text:style-name="Source_20_Text"><text:s/>gpgcheck=0</text:span></text:p>
          <text:p text:style-name="P86"><text:span text:style-name="Source_20_Text"><text:s/>repo_gpgcheck=0</text:span></text:p>
          <text:p text:style-name="P86"><text:span text:style-name="Source_20_Text"><text:s/>gpgkey=https://packages.cloud.google.com/yum/doc/yum-key.gpg</text:span></text:p>
          <text:p text:style-name="P86"><text:span text:style-name="Source_20_Text"><text:s text:c="9"/>https://packages.cloud.google.com/yum/doc/rpm-package-key.gpg</text:span></text:p>
          <text:p text:style-name="P88"><text:span text:style-name="Source_20_Text">EOF</text:span></text:p>
        </text:list-item>
        <text:list-item>
          <text:p text:style-name="P83">Install Kubernetes.</text:p>
          <text:p text:style-name="P88"><text:span text:style-name="Source_20_Text"><text:s/>yum install -y kubelet kubeadm kubectl</text:span></text:p>
        </text:list-item>
        <text:list-item>
          <text:p text:style-name="P83">Enable Kubernetes. The kubelet service will not start until you run kubeadm init.</text:p>
          <text:p text:style-name="P88"><text:span text:style-name="Source_20_Text">systemctl enable kubelet</text:span></text:p>
        </text:list-item>
      </text:list>
      <text:p text:style-name="Text_20_body">*<text:span text:style-name="Emphasis">Note: Complete the following section on the MASTER ONLY!</text:span></text:p>
      <text:list xml:id="list3130710864" text:style-name="L3">
        <text:list-item>
          <text:p text:style-name="P84">Initialize the cluster using the IP range for Flannel.</text:p>
          <text:p text:style-name="P89"><text:span text:style-name="Source_20_Text">kubeadm init --pod-network-cidr=10.244.0.0/16</text:span></text:p>
        </text:list-item>
        <text:list-item>
          <text:p text:style-name="P84">Copy the <text:span text:style-name="Source_20_Text">kubeadmin join</text:span> command.</text:p>
        </text:list-item>
        <text:list-item>
          <text:p text:style-name="P84">Exit <text:span text:style-name="Source_20_Text">sudo</text:span> and run the following:</text:p>
          <text:p text:style-name="P87"><text:span text:style-name="Source_20_Text">mkdir -p $HOME/.kube</text:span></text:p>
          <text:p text:style-name="P87"><text:span text:style-name="Source_20_Text">sudo cp -i /etc/kubernetes/admin.conf $HOME/.kube/config</text:span></text:p>
          <text:p text:style-name="P89"><text:span text:style-name="Source_20_Text">sudo chown $(id -u):$(id -g) $HOME/.kube/config</text:span></text:p>
        </text:list-item>
        <text:list-item>
          <text:p text:style-name="P84">Deploy Flannel.</text:p>
          <text:p text:style-name="P89"><text:span text:style-name="Source_20_Text">kubectl apply -f https://raw.githubusercontent.com/coreos/flannel/master/Documentation/kube-flannel.yml</text:span></text:p>
        </text:list-item>
        <text:list-item>
          <text:p text:style-name="P84">Check the cluster state.</text:p>
          <text:p text:style-name="P89"><text:span text:style-name="Source_20_Text">kubectl get pods --all-namespaces</text:span></text:p>
        </text:list-item>
      </text:list>
      <text:p text:style-name="Text_20_body">*<text:span text:style-name="Emphasis">Note: Complete the following steps on the NODES ONLY!</text:span></text:p>
      <text:list xml:id="list1369167484" text:style-name="L4">
        <text:list-item>
          <text:p text:style-name="P85">Run the <text:span text:style-name="Source_20_Text">join</text:span> command that you copied earlier (this command needs to be run as sudo), then check your nodes from the master.</text:p>
          <text:p text:style-name="P90"><text:span text:style-name="Source_20_Text">kubectl get nodes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3:20:18.462871161</meta:creation-date>
    <dc:date>2020-07-26T17:13:35.820984841</dc:date>
    <meta:editing-duration>PT3H45M12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0" meta:paragraph-count="352" meta:word-count="2117" meta:character-count="18829" meta:non-whitespace-character-count="15358"/>
  </office:meta>
</office:document-meta>
</file>